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4.496cm" style:use-optimal-column-width="false"/>
    </style:style>
    <style:style style:name="co2" style:family="table-column">
      <style:table-column-properties style:column-width="72.366cm" style:use-optimal-column-width="false"/>
    </style:style>
    <style:style style:name="ro1" style:family="table-row">
      <style:table-row-properties style:row-height="19.184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/>
      <style:text-properties style:font-name="Alvi Nastaleeq" fo:font-size="200pt" fo:font-weight="normal" style:font-size-asian="200pt" style:font-weight-asian="normal" style:font-name-complex="Alvi Nastaleeq" style:font-size-complex="200pt" style:font-weight-complex="normal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6.861cm" svg:height="115.10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فاتحِ بدر و اُحد، خندق و خیبر بولے<text:line-break/>فرد ہے ایک، زمانہ اسے لشکر بولے<text:span text:style-name="T1"><text:line-break/></text:span><text:span text:style-name="T1"/></text:p>
              </table:table-cell>
              <table:covered-table-cell table:style-name="ce2"/>
            </table:table-row>
            <table:table-row table:style-name="ro1" table:default-cell-style-name="ce3">
              <table:table-cell>
                <text:p text:style-name="P1">آئی مشکل ابھی آسان کیئے دیتے ہیں<text:line-break/>تن پہ اچھا نہیں لگتا ہو جسے سر بولے<text:span text:style-name="T1"><text:line-break/></text:span><text:span text:style-name="T1"/></text:p>
              </table:table-cell>
              <table:table-cell>
                <text:p text:style-name="P1">گاڑھ کر رَن میں علم، فاتحِ خیبر بولے<text:line-break/>ہے علیؑ نام میرا، ماں مجھے حیدر بولے<text:span text:style-name="T1"><text:line-break/></text:span><text:span text:style-name="T1"/></text:p>
              </table:table-cell>
            </table:table-row>
            <table:table-row table:style-name="ro1" table:default-cell-style-name="ce3">
              <table:table-cell>
                <text:p text:style-name="P1">* آج تو عرشِ معلّیٰ پہ ہے رِندوں کا دماغ<text:line-break/>آج پینے کے لیے ساقئ کوثر بولے<text:span text:style-name="T1"><text:line-break/></text:span><text:span text:style-name="T1"/></text:p>
              </table:table-cell>
              <table:table-cell>
                <text:p text:style-name="P1">وہ الگ لوگ تھے جو دیکھ کے ڈر لوٹ گئے<text:line-break/>ہائے مرحب ہے کہاں، اب کوئی انتر بولے<text:span text:style-name="T1"><text:line-break/></text:span><text:span text:style-name="T1"/></text:p>
              </table:table-cell>
            </table:table-row>
            <table:table-row table:style-name="ro1" table:default-cell-style-name="ce3">
              <table:table-cell>
                <text:p text:style-name="P1">یہ زچّا خانۂ فرزندِ ابو طالب ہے<text:line-break/>یہ زمانہ جسے اللہ کا ہے گھر بولے<text:span text:style-name="T1"><text:line-break/></text:span><text:span text:style-name="T1"/></text:p>
              </table:table-cell>
              <table:table-cell>
                <text:p text:style-name="P1">*باخدا اس میں نُصیری کی نہیں کوئی خطا<text:line-break/>مدحِ حیدر میں پیمبر ہیں سنبھل کر بولے<text:span text:style-name="T1"><text:line-break/></text:span><text:span text:style-name="T1"/></text:p>
              </table:table-cell>
            </table:table-row>
            <table:table-row table:style-name="ro1" table:default-cell-style-name="ce3">
              <table:table-cell>
                <text:p text:style-name="P1">دیکھ کر آتے ہوئے فاتحِ خیبر کے قدم<text:line-break/>مسکراتی ہوئی دیوار بڑھی در بولے<text:span text:style-name="T1"><text:line-break/></text:span><text:span text:style-name="T1"/></text:p>
              </table:table-cell>
              <table:table-cell>
                <text:p text:style-name="P1">خانۂ کعبہ ازل ہی سے علیؑ کا گھر ہے<text:line-break/>سامنے آئے کسی اور کا ہو گھر بولے<text:span text:style-name="T1"><text:line-break/></text:span><text:span text:style-name="T1"/></text:p>
              </table:table-cell>
            </table:table-row>
            <table:table-row table:style-name="ro1" table:default-cell-style-name="ce3">
              <table:table-cell>
                <text:p text:style-name="P1">یہ غلامانِ علی ابنِ ابی طالب ہیں<text:line-break/>ہنس کے رضوان کو اشارے سے پیمبر بولے<text:span text:style-name="T1"><text:line-break/></text:span><text:span text:style-name="T1"/></text:p>
              </table:table-cell>
              <table:table-cell>
                <text:p text:style-name="P1">حاملِ وحیِ الٰہی نے چُسائی ہے زباں<text:line-break/>علم کا شہر اسے، علم کا ہے در بولے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6.863cm" fo:page-height="115.1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2T19:10:38.870874300</meta:creation-date>
    <dc:date>2026-01-27T17:08:30.110066700</dc:date>
    <meta:editing-duration>PT2M26S</meta:editing-duration>
    <meta:editing-cycles>2</meta:editing-cycles>
    <meta:generator>LibreOffice/25.8.4.2$Windows_X86_64 LibreOffice_project/290daaa01b999472f0c7a3890eb6a550fd74c6df</meta:generator>
    <meta:document-statistic meta:object-count="1"/>
  </office:meta>
</office:document-meta>
</file>